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4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52"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3"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4"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T55" style:parent-style-name="Fuentedepárrafopredeter." style:family="text">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P56" style:parent-style-name="Standard" style:family="paragraph">
      <style:text-properties style:font-name="Liberation SerifLiberation Seri" style:font-name-asian="Times New Roman" style:font-name-complex="Calibri Light" fo:font-style="italic" style:font-style-asian="italic" style:font-style-complex="italic" style:letter-kerning="false" style:language-asian="es" style:country-asian="ES" style:language-complex="ar" style:country-complex="SA"/>
    </style:style>
    <style:style style:name="T57" style:parent-style-name="Fuentedepárrafopredeter." style:family="text">
      <style:text-properties style:font-name-complex="Arial" fo:color="#222222" fo:background-color="#FFFFFF"/>
    </style:style>
    <style:style style:name="P5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5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66" style:parent-style-name="Fuentedepárrafopredeter." style:family="text">
      <style:text-properties style:font-name="Liberation SerifLiberation Seri" style:font-name-asian="Times New Roman" style:font-name-complex="Calibri Light" style:letter-kerning="false" style:language-asian="es" style:country-asian="ES" style:language-complex="ar" style:country-complex="SA"/>
    </style:style>
    <style:style style:name="P6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6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1"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2"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3"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4"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5"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6"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7"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8"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79"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P80" style:parent-style-name="Standard" style:family="paragraph">
      <style:text-properties style:font-name="Liberation SerifLiberation Seri" style:font-name-asian="Times New Roman" style:font-name-complex="Calibri Light" style:letter-kerning="false" style:language-asian="es" style:country-asian="ES" style:language-complex="ar" style:country-complex="SA"/>
    </style:style>
    <style:style style:name="T81"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82"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 alturas, pero puede tardar minutos en ejecutarse, encontrar una manera más rápida de hacerlo.<text:s/></text:p>
      <text:p text:style-name="P39"/>
      <text:p text:style-name="P40">28/11/22</text:p>
      <text:p text:style-name="P41">- 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29/11/22</text:p>
      <text:p text:style-name="P44">- Se ha limpiado el código de “gradientes.py” de trozos de código comentados que ya no son útiles. - También se ha creado “hsvThresholder.py” que nos ayuda a averiguar el filtro HSV que se debe aplicar para aislar un color concreto.</text:p>
      <text:p text:style-name="P45">- Introducir fase de aprendizaje en “gradientes.py” y en pensar en mejoras adicionales (la parte de la transformada de Hough debe mejorarse).</text:p>
      <text:p text:style-name="P46"/>
      <text:p text:style-name="P47">30/11/22</text:p>
      <text:p text:style-name="P48">- Se ha enviado un correo a Miguel Ángel, ya que la detección de líneas horizontales en las fotos de Mercadona no va del todo bien y la detección de códigos de barras menos aún porque son muy pequeños.<text:s/></text:p>
      <text:p text:style-name="P49">- En “gradientes.py” se han creado unas líneas para el caso de las fotos de la gasolinera y otras para el caso de las fotos del Mercadona, de esta manera se parametrizan las máscaras, umbrales, etc de manera diferente.</text:p>
      <text:p text:style-name="P50"/>
      <text:p text:style-name="P51">08/12/22</text:p>
      <text:p text:style-name="Standard"><text:span text:style-name="T52">- Se han revisado todas las funciones de “gradientes.py” para ver si modificando algún flag o añadiendo o quitando alguno mejoraba el comportamiento, parece ser que no. Tan solo mirar el<text:s/></text:span><text:span text:style-name="T53">ksize</text:span><text:span text:style-name="T54"><text:s/>de la función<text:s/></text:span><text:span text:style-name="T55">cv2.Sobel.</text:span></text:p>
      <text:p text:style-name="P56"/>
      <text:p text:style-name="Standard">19/12/22</text:p>
      <text:p text:style-name="Standard">- Si supongo que las bandas horizontales están equiespaciadas, si por ejemplo detecto una banda a 1/3 de la altura y otra a 1/2 (dos bandas consecutivas), puedo buscar otra banda que el algoritmo no ha detectado inicialmente a la altura (1/2 - 1/3) + 1/2 = 2/3.</text:p>
      <text:p text:style-name="Standard">- También idea de Miguel Ángel: si de una banda detecto solo una línea,<text:s/><text:span text:style-name="T57">podría tratar de averiguar si es la línea que delimita por encima o por debajo y rellenar la banda para el lado que sea, es decir, si por ejemplo es la línea de arriba, rellenar la banda hacia abajo</text:span>.<text:s/></text:p>
      <text:soft-page-break/>
      <text:p text:style-name="Standard">- Puedo suponer por ahora conocido el número de bandas que tiene la estantería. <text:s/></text:p>
      <text:p text:style-name="P58"/>
      <text:p text:style-name="P59">20/12/22</text:p>
      <text:p text:style-name="P60">- Se ha logrado crear un vector que guarde las líneas que no se emparejan en “vector_desechadas”, se ha debido tener cuidado de ver si los dos últimos elementos del vector de alturas se emparejan o si, por el contrario, tenemos el último elemento sin tener con quién emparejarlo y por tanto se añade al vector de líneas desechadas (sin pareja).</text:p>
      <text:p text:style-name="P61"/>
      <text:p text:style-name="P62">21/12//22</text:p>
      <text:p text:style-name="P63">- Se ha sacado el número de parejas echas para compararlo con el número de bandas de la estantería que se supone conocido por ahora y, así poder saber si faltan bandas por detectar o no. También se ha sacado el número de líneas desechadas.</text:p>
      <text:p text:style-name="P64"/>
      <text:p text:style-name="P65">22/12/22</text:p>
      <text:p text:style-name="Standard"><text:span text:style-name="T66">- Se ha avanzado en el relleno de líneas desechadas, se rellenará hacia ambos lados, se hará una AND de cada uno con el filtro de color y la que dé más píxeles en blanco será el relleno hacia el lado correcto.</text:span></text:p>
      <text:p text:style-name="P67"/>
      <text:p text:style-name="P68">26/12/22</text:p>
      <text:p text:style-name="P69">- Se ha creado casi al completo el algoritmo de creación de bandas artificiales. El problema es que las bandas no están equiespaciadas completamente, luego al usar la separación entre dos bandas consecutivas para crear otra banda, no queda encima de la banda que faltaba. Habrá que pensar en una forma de subir o bajar un poco la banda o de hacerla más ancha.<text:s/></text:p>
      <text:p text:style-name="P70"/>
      <text:p text:style-name="P71">27/12/22</text:p>
      <text:p text:style-name="P72">- Se ha intentado arreglar el tema de la creación de bandas artificial pero no ha salido bien.</text:p>
      <text:p text:style-name="P73"/>
      <text:p text:style-name="P74">29/12/22</text:p>
      <text:p text:style-name="P75">-<text:s/>Se ha creado la parte de rellenar las líneas desechadas, por ahora rellena hacia ambos lados con el ancho igual al mayor de las parejas ya detectadas directamente a través de Hough.<text:s/></text:p>
      <text:p text:style-name="P76">- También hay que mirar que las líneas desechadas son realmente bordes de bandas horizontales o si por el contrario, son líneas ubicadas en la zona de los productos y que por tanto no sirven.</text:p>
      <text:p text:style-name="P77"/>
      <text:p text:style-name="P78"/>
      <text:p text:style-name="P79"/>
      <text:p text:style-name="P80"/>
      <text:p text:style-name="Standard"><text:span text:style-name="T81">pip install opencv-contrib-python</text:span></text:p>
      <text:p text:style-name="Standard"/>
      <text:p text:style-name="Standard"/>
      <text:p text:style-name="Standard"/>
      <text:p text:style-name="P82">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2-29T13:17:00Z</dc:date>
    <meta:template xlink:href="Normal.dotm" xlink:type="simple"/>
    <meta:editing-cycles>96</meta:editing-cycles>
    <meta:editing-duration>PT188280S</meta:editing-duration>
    <meta:document-statistic meta:page-count="5" meta:paragraph-count="26" meta:word-count="2066" meta:character-count="13406" meta:row-count="94" meta:non-whitespace-character-count="11366"/>
  </office:meta>
</office:document-meta>
</file>